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Quotations">
      <style:paragraph-properties fo:margin-left="1.27cm" fo:margin-right="0cm" fo:text-indent="0cm" style:auto-text-indent="false"/>
    </style:style>
    <style:style style:name="P2" style:family="paragraph" style:parent-style-name="Text_20_body" style:list-style-name="L11"/>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P5" style:family="paragraph" style:parent-style-name="Text_20_body" style:list-style-name="L4">
      <style:paragraph-properties fo:margin-top="0cm" fo:margin-bottom="0cm" loext:contextual-spacing="false"/>
    </style:style>
    <style:style style:name="P6" style:family="paragraph" style:parent-style-name="Text_20_body" style:list-style-name="L5">
      <style:paragraph-properties fo:margin-top="0cm" fo:margin-bottom="0cm" loext:contextual-spacing="false"/>
    </style:style>
    <style:style style:name="P7" style:family="paragraph" style:parent-style-name="Text_20_body" style:list-style-name="L6">
      <style:paragraph-properties fo:margin-top="0cm" fo:margin-bottom="0cm" loext:contextual-spacing="false"/>
    </style:style>
    <style:style style:name="P8" style:family="paragraph" style:parent-style-name="Text_20_body" style:list-style-name="L7">
      <style:paragraph-properties fo:margin-top="0cm" fo:margin-bottom="0cm" loext:contextual-spacing="false"/>
    </style:style>
    <style:style style:name="P9" style:family="paragraph" style:parent-style-name="Text_20_body" style:list-style-name="L8">
      <style:paragraph-properties fo:margin-top="0cm" fo:margin-bottom="0cm" loext:contextual-spacing="false"/>
    </style:style>
    <style:style style:name="P10" style:family="paragraph" style:parent-style-name="Text_20_body" style:list-style-name="L9">
      <style:paragraph-properties fo:margin-top="0cm" fo:margin-bottom="0cm" loext:contextual-spacing="false"/>
    </style:style>
    <style:style style:name="P11" style:family="paragraph" style:parent-style-name="Text_20_body" style:list-style-name="L10">
      <style:paragraph-properties fo:margin-top="0cm" fo:margin-bottom="0cm" loext:contextual-spacing="false"/>
    </style:style>
    <style:style style:name="P12" style:family="paragraph" style:parent-style-name="Text_20_body" style:list-style-name="L12">
      <style:paragraph-properties fo:margin-top="0cm" fo:margin-bottom="0cm" loext:contextual-spacing="false"/>
    </style:style>
    <style:style style:name="P13" style:family="paragraph" style:parent-style-name="Text_20_body" style:list-style-name="L13">
      <style:paragraph-properties fo:margin-top="0cm" fo:margin-bottom="0cm" loext:contextual-spacing="false"/>
    </style:style>
    <style:style style:name="P14" style:family="paragraph" style:parent-style-name="Text_20_body" style:list-style-name="L14">
      <style:paragraph-properties fo:margin-top="0cm" fo:margin-bottom="0cm" loext:contextual-spacing="false"/>
    </style:style>
    <style:style style:name="P15" style:family="paragraph" style:parent-style-name="Text_20_body" style:list-style-name="L15">
      <style:paragraph-properties fo:margin-top="0cm" fo:margin-bottom="0cm" loext:contextual-spacing="false"/>
    </style:style>
    <style:style style:name="P16" style:family="paragraph" style:parent-style-name="Text_20_body" style:list-style-name="L16">
      <style:paragraph-properties fo:margin-top="0cm" fo:margin-bottom="0cm" loext:contextual-spacing="false"/>
    </style:style>
    <style:style style:name="P17" style:family="paragraph" style:parent-style-name="Text_20_body" style:list-style-name="L17">
      <style:paragraph-properties fo:margin-top="0cm" fo:margin-bottom="0cm" loext:contextual-spacing="false"/>
    </style:style>
    <style:style style:name="P18" style:family="paragraph" style:parent-style-name="Footer">
      <style:paragraph-properties fo:text-align="center" style:justify-single-word="false"/>
    </style:style>
    <style:style style:name="P19" style:family="paragraph" style:parent-style-name="Header">
      <style:text-properties officeooo:rsid="001687c4" officeooo:paragraph-rsid="001687c4"/>
    </style:style>
    <style:style style:name="T1" style:family="text">
      <style:text-properties fo:font-style="italic" style:font-style-asian="italic" style:font-style-complex="italic"/>
    </style:style>
    <style:style style:name="T2" style:family="text">
      <style:text-properties officeooo:rsid="001687c4"/>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uvelle terre à l'horizon</text:h>
      <text:p text:style-name="First_20_paragraph"><text:span text:style-name="T1">Journal de bord</text:span> de Christophe Colomb</text:p>
      <text:h text:style-name="Heading_20_2" text:outline-level="2">Correction du questionnaire de lecture p. 22-23.</text:h>
      <text:h text:style-name="Heading_20_2" text:outline-level="2">Première approche</text:h>
      <text:h text:style-name="Heading_20_3" text:outline-level="3">1) Les <text:span text:style-name="T1">Indiens</text:span> d'Amérique</text:h>
      <text:p text:style-name="First_20_paragraph">Les <text:span text:style-name="T1">Indiens</text:span> d'Amérique ont été ainsi nommés parce C. Colomb cherchait une nouvelle voie de navigation pour le commerce avec <text:span text:style-name="T1">les Indes</text:span> (c-à-d l'Asie).</text:p>
      <text:h text:style-name="Heading_20_3" text:outline-level="3">2) Manière d'entrer en conta<text:span text:style-name="T2">ct</text:span></text:h>
      <text:list xml:id="list8659010313958264500" text:style-name="L2">
        <text:list-item>
          <text:p text:style-name="P3">On procède alors à des échanges d'objets : <text:span text:style-name="T1">troc</text:span>, ou bien à des cadeaux :</text:p>
        </text:list-item>
      </text:list>
      <text:p text:style-name="P1">« J'ai donné à quelques-uns d'entre eux quelques bonnets de couleur...» (l.4-5)</text:p>
      <text:p text:style-name="P1">« (...) ils nous apportaient des perroquets, du fils de coton...» (l.9)</text:p>
      <text:h text:style-name="Heading_20_3" text:outline-level="3">3.a) Ce que révèlent les comportements</text:h>
      <text:list xml:id="list7629191062590727907" text:style-name="L3">
        <text:list-item>
          <text:p text:style-name="P4">Le comportement des Indiens ne révèle aucune méfiance à l'égard des explorateurs européens : par exemple, les Indiens ne viennent pas armés à leur rencontre :</text:p>
        </text:list-item>
      </text:list>
      <text:p text:style-name="P1">« Ils ne portent pas d'armes » (l.23)</text:p>
      <text:h text:style-name="Heading_20_4" text:outline-level="4">Remarque</text:h>
      <text:p text:style-name="First_20_paragraph">Les « sagaies » (l.25) semblent alors des armes de chasse inoffensives pour les Européens.</text:p>
      <text:h text:style-name="Heading_20_3" text:outline-level="3">3.b) Absence de langue commune</text:h>
      <text:list xml:id="list8193808542542729390" text:style-name="L4">
        <text:list-item>
          <text:p text:style-name="P5">Cette absence de langue commune n'empêche pas la communication non verbale et les manifestations de sympathie :</text:p>
        </text:list-item>
      </text:list>
      <text:p text:style-name="P1">« Ils nous firent tant d'amitié que c'était merveille » (l.7)</text:p>
      <text:h text:style-name="Heading_20_2" text:outline-level="2">L'observation de l'autre</text:h>
      <text:h text:style-name="Heading_20_3" text:outline-level="3"><text:soft-page-break/>4) La description des Indiens selon le point de vue de C. Colomb</text:h>
      <text:list xml:id="list3509925895682059128" text:style-name="L5">
        <text:list-item>
          <text:p text:style-name="P6">Cette description est à priori valorisante et positive, comme le suggère l'emploi du <text:span text:style-name="T1">superlatif</text:span> :</text:p>
        </text:list-item>
      </text:list>
      <text:p text:style-name="P1">« Ils étaient tous très bien faits; très beaux de corps et très avenants de visage » (l.15)</text:p>
      <text:p text:style-name="First_20_paragraph">Ou encore :</text:p>
      <text:p text:style-name="P1">« Tous sont pareillement de belle stature, de belle allure et bien faits » (l.27-28)</text:p>
      <text:h text:style-name="Heading_20_3" text:outline-level="3">5) Le couleur de peau</text:h>
      <text:p text:style-name="First_20_paragraph"/>
      <text:list xml:id="list8752995714321474432" text:style-name="L6">
        <text:list-item>
          <text:p text:style-name="P7">C. Colomb constate que les Indiens ne sont ni Africains, ni Européens :</text:p>
        </text:list-item>
      </text:list>
      <text:p text:style-name="P1">« ni noirs, ni blancs » (l.20)</text:p>
      <text:list xml:id="list812891021272444982" text:style-name="L7">
        <text:list-item>
          <text:p text:style-name="P8">Mais il ne s'en étonne guère, ayant déjà constaté cette particularité chez le peuple des îles Canaries :</text:p>
        </text:list-item>
      </text:list>
      <text:p text:style-name="P1">« Ils sont tous comme les Canariens » (l.19-20)</text:p>
      <text:h text:style-name="Heading_20_3" text:outline-level="3">6.a) Ce qui le surprend</text:h>
      <text:p text:style-name="First_20_paragraph"/>
      <text:list xml:id="list8060913880117192642" text:style-name="L8">
        <text:list-item>
          <text:p text:style-name="P9">La nudité et le dépouillement :</text:p>
        </text:list-item>
      </text:list>
      <text:p text:style-name="P1">Ils vont nus, tels que leur mère les a enfantés » (l.12-13)</text:p>
      <text:list xml:id="list8629211671358683472" text:style-name="L9">
        <text:list-item>
          <text:p text:style-name="P10">Leur ignorance des métaux :</text:p>
        </text:list-item>
      </text:list>
      <text:p text:style-name="P1">« Je leur ai montré des épées que, par ignorance, ils prenaient par le tranchant » (l.24)</text:p>
      <text:h text:style-name="Heading_20_3" text:outline-level="3">6.b) Une attention particulière</text:h>
      <text:p text:style-name="First_20_paragraph">--</text:p>
      <text:list xml:id="list6729462088400229708" text:style-name="L10">
        <text:list-item>
          <text:p text:style-name="P11">L'aspect que C. Colomb développe particulièrement concerne les <text:span text:style-name="T1">peintures corporelles</text:span> : cf. l. 20 et suivantes.</text:p>
        </text:list-item>
      </text:list>
      <text:h text:style-name="Heading_20_2" text:outline-level="2">Quel avenir ?</text:h>
      <text:h text:style-name="Heading_20_3" text:outline-level="3">7) Les intentions de C. Colomb</text:h>
      <text:list xml:id="list8844888032693141187" text:style-name="L11">
        <text:list-item>
          <text:p text:style-name="P2">D'abord, on pourrait croire que l'intention de l'explorateur se borne à nouer des relations <text:span text:style-name="T1">« d'amitié »</text:span> (l.1)</text:p>
        </text:list-item>
        <text:list-item>
          <text:p text:style-name="P2"><text:soft-page-break/>Mais on comprend que son but est d'imposer sa religion (le christianisme) aux Indiens :</text:p>
        </text:list-item>
      </text:list>
      <text:p text:style-name="P1">« gens (...) à convertir (...) à notre Sainte Foi » (l.3)</text:p>
      <text:h text:style-name="Heading_20_3" text:outline-level="3">8) Le projet d'emmener des Indiens à la cour d'Espagne</text:h>
      <text:p text:style-name="First_20_paragraph"/>
      <text:list xml:id="list8028574676489805273" text:style-name="L12">
        <text:list-item>
          <text:p text:style-name="P12">On comprend qu'il s'agit de les exhiber comme des curiosités, et le manque de considération pour la culture des Indiens est révélé par le fait que l'explorateur nie l'existence de leur propre langue, puisqu'il prétend les emmener <text:span text:style-name="T1">« pour qu'ils apprennent à parler (sic) »</text:span></text:p>
        </text:list-item>
      </text:list>
      <text:h text:style-name="Heading_20_3" text:outline-level="3">9) Pour aller plus loin</text:h>
      <text:p text:style-name="Text_20_body">Conséquence de l'arrivée des Européens pour les populations indigènes au cours du XVIe siècle :</text:p>
      <text:list xml:id="list4746527791536203829" text:style-name="L13">
        <text:list-item>
          <text:p text:style-name="P13">Une épidémie de variole décime la population indigène ;</text:p>
        </text:list-item>
      </text:list>
      <text:list xml:id="list8728819112998583092" text:style-name="L14">
        <text:list-item>
          <text:p text:style-name="P14">Massacres motivés par la convoitise des terres et de l'or.</text:p>
        </text:list-item>
      </text:list>
      <text:h text:style-name="Heading_20_2" text:outline-level="2">L'image</text:h>
      <text:h text:style-name="Heading_20_3" text:outline-level="3">1) Une illustration fidèle</text:h>
      <text:list xml:id="list8278337027284371652" text:style-name="L15">
        <text:list-item>
          <text:p text:style-name="P15">On peut apercevoir sur la gravure la représentation des Indiens, nus et désarmés, face aux Européens en armure.</text:p>
        </text:list-item>
      </text:list>
      <text:h text:style-name="Heading_20_3" text:outline-level="3">2) Au second plan de l'image</text:h>
      <text:p text:style-name="First_20_paragraph">On distingue des Européens qui érigent une croix sur la terre du Nouveau Monde. Ce geste symbolise une double volonté :</text:p>
      <text:list xml:id="list5113984751360838759" text:style-name="L16">
        <text:list-item>
          <text:p text:style-name="P16">Convertir les Indiens malgré eux à la religion chrétienne ;</text:p>
        </text:list-item>
      </text:list>
      <text:list xml:id="list6008888407901811967" text:style-name="L17">
        <text:list-item>
          <text:p text:style-name="P17">S'approprier leur ter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87c4" officeooo:paragraph-rsid="001687c4"/>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Lecture 54 – Keanu - Corrigé 1C </text:p>
      </style:header>
      <style:footer>
        <text:p text:style-name="MP2"><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3-23T10:35:27.310358810</dc:date>
    <meta:editing-duration>PT3M27S</meta:editing-duration>
    <meta:editing-cycles>1</meta:editing-cycles>
    <meta:document-statistic meta:table-count="0" meta:image-count="0" meta:object-count="0" meta:page-count="3" meta:paragraph-count="57" meta:word-count="600" meta:character-count="3380" meta:non-whitespace-character-count="2851"/>
    <meta:generator>LibreOffice/5.2.7.2$Linux_ARM_EABI LibreOffice_project/20m0$Build-2</meta:generator>
  </office:meta>
</office:document-meta>
</file>